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0402in" fo:margin-bottom="0.0402in" fo:text-align="justify" style:justify-single-word="false"/>
      <style:text-properties fo:font-size="16pt" style:font-size-asian="16pt" style:font-size-complex="16pt"/>
    </style:style>
    <style:style style:name="P2" style:family="paragraph" style:parent-style-name="Standard">
      <style:paragraph-properties fo:margin-top="0.0402in" fo:margin-bottom="0.0402in" fo:text-align="justify" style:justify-single-word="false"/>
      <style:text-properties fo:font-size="11pt" style:font-size-asian="11pt" style:font-size-complex="11pt"/>
    </style:style>
    <style:style style:name="P3" style:family="paragraph" style:parent-style-name="Standard">
      <style:paragraph-properties fo:margin-top="0.0402in" fo:margin-bottom="0.0402in" fo:text-align="justify" style:justify-single-word="false"/>
      <style:text-properties fo:font-size="10pt" style:font-size-asian="10pt" style:font-size-complex="10pt"/>
    </style:style>
    <style:style style:name="P4" style:family="paragraph" style:parent-style-name="Standard">
      <style:paragraph-properties fo:margin-top="0.0402in" fo:margin-bottom="0.0402in" fo:text-align="justify" style:justify-single-word="false"/>
      <style:text-properties fo:font-size="14pt" style:font-size-asian="14pt" style:font-size-complex="14pt"/>
    </style:style>
    <style:style style:name="P5" style:family="paragraph" style:parent-style-name="Standard">
      <style:paragraph-properties fo:margin-top="0.0402in" fo:margin-bottom="0.0402in" fo:text-align="justify" style:justify-single-word="false"/>
      <style:text-properties fo:font-variant="normal" fo:text-transform="none" fo:color="#333333" style:font-name="Times New Roman" fo:font-size="6pt" fo:letter-spacing="normal" fo:font-style="normal" fo:font-weight="normal" style:font-size-asian="6pt" style:font-weight-asian="normal" style:font-size-complex="6pt" style:font-weight-complex="normal"/>
    </style:style>
    <style:style style:name="P6" style:family="paragraph" style:parent-style-name="Standard">
      <style:paragraph-properties fo:margin-top="0.0402in" fo:margin-bottom="0.0402in" fo:text-align="justify" style:justify-single-word="false"/>
      <style:text-properties fo:font-size="6pt" style:font-size-asian="6pt" style:font-size-complex="6pt"/>
    </style:style>
    <style:style style:name="P7" style:family="paragraph" style:parent-style-name="Standard">
      <style:paragraph-properties fo:margin-top="0.0402in" fo:margin-bottom="0.0402in" fo:text-align="justify" style:justify-single-word="false">
        <style:tab-stops>
          <style:tab-stop style:position="0.6146in"/>
          <style:tab-stop style:position="0.7398in"/>
        </style:tab-stops>
      </style:paragraph-properties>
      <style:text-properties fo:font-size="6pt" style:font-size-asian="6pt" style:font-size-complex="6pt"/>
    </style:style>
    <style:style style:name="P8" style:family="paragraph" style:parent-style-name="Standard">
      <style:paragraph-properties fo:margin-top="0.0402in" fo:margin-bottom="0.0402in" fo:text-align="center" style:justify-single-word="false"/>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ava Code Quality </text:p>
      <text:p text:style-name="P2"/>
      <text:p text:style-name="P1">Bugs:</text:p>
      <text:p text:style-name="P6"/>
      <text:p text:style-name="P4">1. PreparedStatement and ResultSet must be called with valid indices</text:p>
      <text:p text:style-name="P4"><text:tab/>Indices for parameters in PreparedStatement starts from 1 not zero. So any number less than 1 in set method of PreparedStatement is a bug.Similarly ResultSet indices also starts from 1 rather than zero.</text:p>
      <text:p text:style-name="P6"/>
      <text:p text:style-name="P4">2. “Wait” should not be used when multiple locks are held</text:p>
      <text:p text:style-name="P4"><text:tab/>when more than one lock is held simultaneously wait call should not be used as wait call releases only one of them. The other locks will be held until some other thread request a lock on the awaited object. If no unrelated code tries to lock on that object then other threads will be blocked resulting in deadlock.</text:p>
      <text:p text:style-name="P6"/>
      <text:p text:style-name="P4">3. Wait() should be used instead of Thread.sleep() when a lock is held</text:p>
      <text:p text:style-name="P4"><text:tab/>If Thread.sleep() is used by the thread holding lock then it leads to performance issue as execution of thread holding lock is frozen. Instead if wait() is used by thread holding the lock then it temporarily releases the lock and allow other threads to run.</text:p>
      <text:p text:style-name="P6"/>
      <text:p text:style-name="P4">4. Double checked locking should not be used</text:p>
      <text:p text:style-name="P4"><text:tab/>Double checked locking is not thread safe. When multiple thread access it at the same time before initialization then there is a chance that multiple threads enter if loop and create multiple instances and break the singleton implementation. So you can use inner static class to hold the reference instead. Inner static class is thread safe.</text:p>
      <text:p text:style-name="P6"/>
      <text:p text:style-name="P4">5. Resources should be closed</text:p>
      <text:p text:style-name="P4"><text:tab/>All the classes which implements closeable interface or its super interface, Autocloseable, needs to be closed after use. If class implements autocloseable, resource should be created using try with resources patterns and will be closed automatically.</text:p>
      <text:p text:style-name="P6"/>
      <text:p text:style-name="P4">6. Avoid infinite loops</text:p>
      <text:p text:style-name="P4"><text:tab/>Infinite loop is the one that never comes out of <text:s/>it. Every loop must have an end condition or a break.</text:p>
      <text:p text:style-name="P6"/>
      <text:p text:style-name="P4">7. Locks should be released</text:p>
      <text:p text:style-name="P4"><text:tab/>If <text:s/>a lock is acquired it must be released or else it may lead to dead lock.</text:p>
      <text:p text:style-name="P4"><text:soft-page-break/>8. Zero should not be a possible denominator</text:p>
      <text:p text:style-name="P4"><text:tab/>If a denominator to a divisor or modulo operator is zero it would result in a fatal error. </text:p>
      <text:p text:style-name="P6"/>
      <text:p text:style-name="P4">9. notifyAll should be used</text:p>
      <text:p text:style-name="P4"><text:tab/>notify and notifyAll both wake up the sleeping thread, but notify wakes only one thread, while notifyAll wakes all the sleeping threads. Since notify might not wake up the right thread, notifyAll must be used.</text:p>
      <text:p text:style-name="P6"/>
      <text:p text:style-name="P4">10. Null pointers should not be dereferenced or accessed</text:p>
      <text:p text:style-name="P4"><text:tab/>A reference to null should not be dereferenced or accessed as doing so will throw a NullPointerException.</text:p>
      <text:p text:style-name="P3"/>
      <text:p text:style-name="P1">Vulnerabilities:</text:p>
      <text:p text:style-name="P6"/>
      <text:p text:style-name="P4">1. SQL binding mechanisms should be used</text:p>
      <text:p text:style-name="P4"><text:tab/>Applications that execute SQL commands should neutralize any externally provided values. Failing to do so <text:s/>could allow an attacker to include input that changes the query by which unintentional command are executed and sensitive data may be exposed.</text:p>
      <text:p text:style-name="P6"/>
      <text:p text:style-name="P4">2. Credentials should not be hard coded</text:p>
      <text:p text:style-name="P4"><text:tab/>String can be easily extracted from a compiled application. So if credentials are hard coded then there is a chance that you end up in the hands of attacker.</text:p>
      <text:p text:style-name="P6"/>
      <text:p text:style-name="P4">3. Neither DES nor triple DES should be used</text:p>
      <text:p text:style-name="P4"><text:tab/>According to the US National Institute of Standards and Technology(NIST) , the Data Encryption standard(DES) is no longer considered to be secure. So avoid using DES, Triple DES, RC2 etc which are outdated.</text:p>
      <text:p text:style-name="P6"/>
      <text:p text:style-name="P4">4. Defined filters should be used</text:p>
      <text:p text:style-name="P4"><text:tab/>Every filter defined in web.xml should be used in a &lt;filter-mapping&gt; element, Otherwise such filters are not invoked.</text:p>
      <text:p text:style-name="P6"/>
      <text:p text:style-name="P4">5. Web applications should not have main method</text:p>
      <text:p text:style-name="P4"><text:tab/>There is no need to have a main method in web application. Main method may be used in web applications for debugging purpose but main method should never exist in <text:soft-page-break/>production.</text:p>
      <text:p text:style-name="P6"/>
      <text:p text:style-name="P4">6. Cookies should be secured</text:p>
      <text:p text:style-name="P4"><text:tab/>If secure attributes are sent over plaintext connections such as HTTP, they would be easily eavesdropped upon. So secure attributes should be sent over encrypted HTTPS connections.</text:p>
      <text:p text:style-name="P5"/>
      <text:p text:style-name="P4">7. IP addresses should not be hard coded </text:p>
      <text:p text:style-name="P4"><text:tab/> Hardcoding an IP address into source code is a bad practice for several reasons like a recompile is required if address changes,it allows attackers to decouple the code and get potentially sensitive address etc.</text:p>
      <text:p text:style-name="P6"/>
      <text:p text:style-name="P4">8. Public static fields should be constant</text:p>
      <text:p text:style-name="P4"><text:tab/>It is not a good practice to declare a field as public static without declaring it final. Most of the time this is used to share a state among several objects but any object can do whatever it wants such as setting it to null if it is not declared as final.</text:p>
      <text:p text:style-name="P6"/>
      <text:p text:style-name="P4">9. Security constraints should be defined</text:p>
      <text:p text:style-name="P4"><text:tab/>Websphere, Tomcat and JBoss web servers allow the defination of role-based access to servlets. It may not be granular enough for your purpose,but its a start and should be used at least as a base.</text:p>
      <text:p text:style-name="P6"/>
      <text:p text:style-name="P4">10. Classes should not be loaded dynamically</text:p>
      <text:p text:style-name="P4"><text:tab/>Dynamically loaded classes could contain malicious code executed by a static class initializer, you wouldn't even have to instantiate or explicitly invoke methods on such classes.</text:p>
      <text:p text:style-name="P3"/>
      <text:p text:style-name="P1">Code Smells:</text:p>
      <text:p text:style-name="P7"/>
      <text:p text:style-name="P4">1. Switch statements should not contain non case labels</text:p>
      <text:p text:style-name="P4"><text:tab/>Mixing of case and non case labels is allowed in the body of switch statement but it is very confusing so it must be avoided.</text:p>
      <text:p text:style-name="P6"/>
      <text:p text:style-name="P4">2. Switch case should end with break statement</text:p>
      <text:p text:style-name="P4"><text:tab/>If the execution is not explicitly terminated at the end od switch case it continue to execute the following cases so every switch case should be terminated with a break statements top avoid unexpected behavior.</text:p>
      <text:p text:style-name="P4"><text:soft-page-break/>3. Short circuit logic should be used in boolean contexts</text:p>
      <text:p text:style-name="P4"><text:tab/>The use of non short circuit logic in boolean contexts decreases the performance and somethings may cause a program errors as conditions are evaluated under wrong circumstances.</text:p>
      <text:p text:style-name="P6"/>
      <text:p text:style-name="P4">4. Avoid writing duplicate blocks</text:p>
      <text:p text:style-name="P4"><text:tab/>Writing the same block of code makes no sense. Therefore reuse the existing code instead of writing it again.</text:p>
      <text:p text:style-name="P6"/>
      <text:p text:style-name="P4">5. Jump statements should not used unconditionally</text:p>
      <text:p text:style-name="P4"><text:tab/>Having unconditional break,return etc in a loop renders it useless as the loop is executed only once.</text:p>
      <text:p text:style-name="P6"/>
      <text:p text:style-name="P4">6. Remove unused labels,private fields, blocks etc</text:p>
      <text:p text:style-name="P4"><text:tab/>If a private field, label,block etc are declared but not used then it can be considered as dead code so such code must be removed.</text:p>
      <text:p text:style-name="P6"/>
      <text:p text:style-name="P4">7. Silly math should not be performed</text:p>
      <text:p text:style-name="P4"><text:tab/>Silly math like multiplying with one,adding zero,modulo one etc should not be performed as it is of no use.</text:p>
      <text:p text:style-name="P6"/>
      <text:p text:style-name="P4">8. Use while loop instead of for loop</text:p>
      <text:p text:style-name="P4"><text:tab/>when only condition expression is defined in a for loop and initialization and increment expressions are missing,a while loop should be used instead of a for loop to increase the readability.</text:p>
      <text:p text:style-name="P6"/>
      <text:p text:style-name="P4">9. Method should not return constants</text:p>
      <text:p text:style-name="P4"><text:tab/>There is no point in calling a function which return a constant i.e you are unnecessarily forcing the overhead of method call that always return a constant value.</text:p>
      <text:p text:style-name="P6"/>
      <text:p text:style-name="P4">10. Empty statements should be removed</text:p>
      <text:p text:style-name="P4"><text:tab/>Empty statements are of no use. They are generally a typo errors like typing two semicolons instead of one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14T17:29:12.29</meta:creation-date>
    <meta:editing-duration>PT1H9M5S</meta:editing-duration>
    <meta:editing-cycles>5</meta:editing-cycles>
    <meta:generator>OpenOffice/4.1.1$Win32 OpenOffice.org_project/411m6$Build-9775</meta:generator>
    <meta:initial-creator>Tarun Kumar </meta:initial-creator>
    <dc:date>2018-01-14T19:54:44.34</dc:date>
    <dc:creator>Tarun Kumar </dc:creator>
    <meta:document-statistic meta:table-count="0" meta:image-count="0" meta:object-count="0" meta:page-count="4" meta:paragraph-count="64" meta:word-count="1133" meta:character-count="6665"/>
  </office:meta>
</office:document-meta>
</file>